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8pt" style:font-size-complex="8pt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0b939d" officeooo:paragraph-rsid="000b939d" style:font-weight-asian="bold" style:font-weight-complex="bold"/>
    </style:style>
    <style:style style:name="P4" style:family="paragraph" style:parent-style-name="Preformatted_20_Text">
      <style:text-properties fo:font-weight="bold" officeooo:paragraph-rsid="000daf53" style:font-weight-asian="bold" style:font-weight-complex="bold"/>
    </style:style>
    <style:style style:name="P5" style:family="paragraph" style:parent-style-name="Preformatted_20_Text">
      <style:text-properties officeooo:paragraph-rsid="000c19b3"/>
    </style:style>
    <style:style style:name="P6" style:family="paragraph" style:parent-style-name="Preformatted_20_Text">
      <style:text-properties officeooo:paragraph-rsid="000fa4f8"/>
    </style:style>
    <style:style style:name="P7" style:family="paragraph" style:parent-style-name="Preformatted_20_Text">
      <style:paragraph-properties fo:text-align="start" style:justify-single-word="false"/>
      <style:text-properties fo:font-size="10pt" style:text-underline-style="none" fo:font-weight="bold" officeooo:rsid="000b939d" officeooo:paragraph-rsid="000b939d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939d" officeooo:paragraph-rsid="000b939d"/>
    </style:style>
    <style:style style:name="P10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7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8pt" style:font-size-complex="8pt"/>
    </style:style>
    <style:style style:name="P12" style:family="paragraph" style:parent-style-name="Preformatted_20_Text">
      <style:text-properties fo:font-weight="bold" officeooo:rsid="000daf53" officeooo:paragraph-rsid="000daf53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0pt" style:text-underline-style="none" fo:font-weight="bold" officeooo:rsid="000b939d" officeooo:paragraph-rsid="000b939d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0pt" style:text-underline-style="solid" style:text-underline-width="auto" style:text-underline-color="font-color" officeooo:rsid="000b939d" officeooo:paragraph-rsid="000b939d" style:font-size-asian="10pt" style:font-size-complex="10pt"/>
    </style:style>
    <style:style style:name="P15" style:family="paragraph" style:parent-style-name="Preformatted_20_Text">
      <style:text-properties officeooo:paragraph-rsid="001af97d"/>
    </style:style>
    <style:style style:name="P16" style:family="paragraph" style:parent-style-name="Preformatted_20_Text">
      <style:text-properties fo:color="#000000" style:font-name="Liberation Mono" fo:font-size="10pt" fo:font-weight="bold" fo:background-color="transparent" style:font-size-asian="10pt" style:font-size-complex="10pt"/>
    </style:style>
    <style:style style:name="P17" style:family="paragraph" style:parent-style-name="Preformatted_20_Text">
      <style:text-properties fo:color="#000000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color="#000000" style:font-name="Liberation Mono" fo:font-size="10pt" style:text-underline-style="solid" style:text-underline-width="auto" style:text-underline-color="font-color" fo:font-weight="bold" fo:background-color="transparent" style:font-size-asian="10pt" style:font-size-complex="10pt"/>
    </style:style>
    <style:style style:name="P19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style:font-name="Liberation Mono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10pt" style:text-underline-style="none" fo:font-weight="bold" officeooo:rsid="000b939d" officeooo:paragraph-rsid="000b939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officeooo:rsid="000b939d" officeooo:paragraph-rsid="000b939d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67350" officeooo:paragraph-rsid="0016735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0b939d" officeooo:paragraph-rsid="000b939d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fo:color="#000000" fo:background-color="transparent"/>
    </style:style>
    <style:style style:name="P28" style:family="paragraph" style:parent-style-name="Standard">
      <style:text-properties fo:color="#000000" style:font-name="Liberation Mono" fo:font-size="10pt" fo:font-weight="normal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b93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939d" style:font-weight-asian="bold" style:font-weight-complex="bold"/>
    </style:style>
    <style:style style:name="T4" style:family="text">
      <style:text-properties fo:font-weight="bold" officeooo:rsid="000c19b3" style:font-weight-asian="bold" style:font-weight-complex="bold"/>
    </style:style>
    <style:style style:name="T5" style:family="text">
      <style:text-properties fo:font-weight="bold" officeooo:rsid="000daf53" style:font-weight-asian="bold" style:font-weight-complex="bold"/>
    </style:style>
    <style:style style:name="T6" style:family="text">
      <style:text-properties fo:font-weight="bold" officeooo:rsid="000fa4f8" style:font-weight-asian="bold" style:font-weight-complex="bold"/>
    </style:style>
    <style:style style:name="T7" style:family="text">
      <style:text-properties fo:font-weight="bold" officeooo:rsid="001af97d" style:font-weight-asian="bold" style:font-weight-complex="bold"/>
    </style:style>
    <style:style style:name="T8" style:family="text">
      <style:text-properties fo:font-weight="bold" officeooo:rsid="001af97d" fo:background-color="transparent" loext:char-shading-value="0" style:font-weight-asian="bold" style:font-weight-complex="bold"/>
    </style:style>
    <style:style style:name="T9" style:family="text">
      <style:text-properties fo:font-weight="bold" officeooo:rsid="001af97d" fo:background-color="transparent" loext:char-shading-value="0" style:font-weight-asian="bold" style:font-weight-complex="bold"/>
    </style:style>
    <style:style style:name="T10" style:family="text">
      <style:text-properties officeooo:rsid="000c19b3"/>
    </style:style>
    <style:style style:name="T11" style:family="text">
      <style:text-properties officeooo:rsid="000daf53"/>
    </style:style>
    <style:style style:name="T12" style:family="text">
      <style:text-properties officeooo:rsid="000fa4f8"/>
    </style:style>
    <style:style style:name="T13" style:family="text">
      <style:text-properties officeooo:rsid="0010ff05"/>
    </style:style>
    <style:style style:name="T14" style:family="text">
      <style:text-properties officeooo:rsid="0012c09a"/>
    </style:style>
    <style:style style:name="T15" style:family="text">
      <style:text-properties officeooo:rsid="0016735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af97d"/>
    </style:style>
    <style:style style:name="T18" style:family="text">
      <style:text-properties fo:color="#ce9178" style:font-name="Droid Sans Mono" fo:font-size="10.5pt" fo:font-weight="bold" officeooo:rsid="001af97d" fo:background-color="#1e1e1e" loext:char-shading-value="0" style:font-weight-asian="bold" style:font-weight-complex="bold"/>
    </style:style>
    <style:style style:name="T19" style:family="text">
      <style:text-properties fo:color="#ce9178" style:font-name="Droid Sans Mono" fo:font-size="10.5pt" fo:font-weight="bold" officeooo:rsid="001af97d" fo:background-color="transparent" loext:char-shading-value="0" style:font-weight-asian="bold" style:font-weight-complex="bold"/>
    </style:style>
    <style:style style:name="T20" style:family="text">
      <style:text-properties fo:color="#ce9178" style:font-name="Droid Sans Mono" fo:font-size="10.5pt" fo:font-weight="bold" officeooo:rsid="001af97d" fo:background-color="transparent" loext:char-shading-value="0" style:font-weight-asian="bold" style:font-weight-complex="bold"/>
    </style:style>
    <style:style style:name="T21" style:family="text">
      <style:text-properties fo:color="#ce9178" style:font-name="Droid Sans Mono" fo:font-size="10.5pt" fo:font-weight="normal"/>
    </style:style>
    <style:style style:name="T22" style:family="text">
      <style:text-properties fo:color="#ce9178" style:font-name="Droid Sans Mono" fo:font-size="10.5pt" fo:font-weight="normal" fo:background-color="#1e1e1e" loext:char-shading-value="0"/>
    </style:style>
    <style:style style:name="T23" style:family="text">
      <style:text-properties fo:color="#ce9178" officeooo:rsid="001e4cf3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color="#000000" fo:font-weight="bold" officeooo:rsid="001af97d" fo:background-color="transparent" loext:char-shading-value="0" style:font-weight-asian="bold" style:font-weight-complex="bold"/>
    </style:style>
    <style:style style:name="T27" style:family="text">
      <style:text-properties fo:color="#000000" style:font-name="Droid Sans Mono" fo:font-size="10.5pt" fo:font-weight="bold" officeooo:rsid="001af97d" fo:background-color="transparent" loext:char-shading-value="0" style:font-weight-asian="bold" style:font-weight-complex="bold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style:font-name="Droid Sans Mono"/>
    </style:style>
    <style:style style:name="T30" style:family="text">
      <style:text-properties style:font-name="Droid Sans Mono" fo:font-size="10.5pt"/>
    </style:style>
    <style:style style:name="T31" style:family="text">
      <style:text-properties style:font-name="Droid Sans Mono" fo:font-size="10.5pt" fo:font-weight="normal"/>
    </style:style>
    <style:style style:name="T32" style:family="text">
      <style:text-properties style:font-name="Droid Sans Mono" fo:font-size="10.5pt" fo:font-weight="normal" officeooo:rsid="001e4cf3"/>
    </style:style>
    <style:style style:name="T33" style:family="text">
      <style:text-properties style:font-name="Droid Sans Mono" fo:font-size="10.5pt" officeooo:rsid="001e4cf3"/>
    </style:style>
    <style:style style:name="T34" style:family="text">
      <style:text-properties style:font-name="Droid Sans Mono" fo:font-size="10.5pt" officeooo:rsid="001e4cf3" style:font-weight-asian="bold" style:font-weight-complex="bold"/>
    </style:style>
    <style:style style:name="T35" style:family="text">
      <style:text-properties style:font-name="Droid Sans Mono" fo:font-size="10pt" officeooo:rsid="001e4cf3" style:font-size-asian="8.75pt" style:font-weight-asian="bold" style:font-size-complex="10pt" style:font-weight-complex="bold"/>
    </style:style>
    <style:style style:name="T36" style:family="text">
      <style:text-properties style:font-name="Droid Sans Mono" fo:font-weight="normal"/>
    </style:style>
    <style:style style:name="T37" style:family="text">
      <style:text-properties style:font-name="Droid Sans Mono" officeooo:rsid="001e4cf3" style:font-weight-asian="bold" style:font-weight-complex="bold"/>
    </style:style>
    <style:style style:name="T38" style:family="text">
      <style:text-properties style:font-name="Droid Sans Mono" officeooo:rsid="001e4cf3"/>
    </style:style>
    <style:style style:name="T39" style:family="text">
      <style:text-properties officeooo:rsid="001bb29f"/>
    </style:style>
    <style:style style:name="T40" style:family="text">
      <style:text-properties fo:color="#9cdcfe" style:font-name="Droid Sans Mono" fo:font-size="10.5pt" fo:font-weight="normal"/>
    </style:style>
    <style:style style:name="T41" style:family="text">
      <style:text-properties fo:color="#9cdcfe" style:font-name="Droid Sans Mono" fo:font-size="10.5pt" fo:font-weight="normal" fo:background-color="#1e1e1e" loext:char-shading-value="0"/>
    </style:style>
    <style:style style:name="T42" style:family="text">
      <style:text-properties fo:color="#9cdcfe" officeooo:rsid="001e4cf3"/>
    </style:style>
    <style:style style:name="T43" style:family="text">
      <style:text-properties fo:color="#d4d4d4" style:font-name="Droid Sans Mono" fo:font-size="10.5pt" fo:font-weight="normal"/>
    </style:style>
    <style:style style:name="T44" style:family="text">
      <style:text-properties fo:color="#d4d4d4" style:font-name="Droid Sans Mono" fo:font-size="10.5pt" fo:font-weight="normal" fo:background-color="#1e1e1e" loext:char-shading-value="0"/>
    </style:style>
    <style:style style:name="T45" style:family="text">
      <style:text-properties fo:color="#dcdcaa" style:font-name="Droid Sans Mono" fo:font-size="10.5pt" fo:font-weight="normal"/>
    </style:style>
    <style:style style:name="T46" style:family="text">
      <style:text-properties fo:color="#dcdcaa" style:font-name="Droid Sans Mono" fo:font-size="10.5pt" fo:font-weight="normal" fo:background-color="#1e1e1e" loext:char-shading-value="0"/>
    </style:style>
    <style:style style:name="T47" style:family="text">
      <style:text-properties fo:color="#dcdcaa" officeooo:rsid="001e4cf3"/>
    </style:style>
    <style:style style:name="T48" style:family="text">
      <style:text-properties fo:color="#d7ba7d" style:font-name="Droid Sans Mono" fo:font-size="10.5pt" fo:font-weight="normal"/>
    </style:style>
    <style:style style:name="T49" style:family="text">
      <style:text-properties fo:color="#d7ba7d" style:font-name="Droid Sans Mono" fo:font-size="10.5pt" fo:font-weight="normal" fo:background-color="#1e1e1e" loext:char-shading-value="0"/>
    </style:style>
    <style:style style:name="T50" style:family="text">
      <style:text-properties fo:color="#d7ba7d" officeooo:rsid="001e4cf3"/>
    </style:style>
    <style:style style:name="T51" style:family="text">
      <style:text-properties style:font-weight-asian="bold" style:font-weight-complex="bold"/>
    </style:style>
    <style:style style:name="T52" style:family="text">
      <style:text-properties officeooo:rsid="001e4cf3" style:font-weight-asian="bold" style:font-weight-complex="bold"/>
    </style:style>
    <style:style style:name="T53" style:family="text">
      <style:text-properties officeooo:rsid="001e4cf3"/>
    </style:style>
    <style:style style:name="T54" style:family="text">
      <style:text-properties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YTHON</text:p>
      <text:p text:style-name="P10"/>
      <text:p text:style-name="P10"/>
      <text:p text:style-name="P10"/>
      <text:p text:style-name="P10"/>
      <text:p text:style-name="P10"/>
      <text:p text:style-name="P14">countries = ['mexico','usa','canada','brasil']</text:p>
      <text:p text:style-name="P1"/>
      <text:p text:style-name="P7">//<text:span text:style-name="T11">LOS MENSAJES POR CADENA DE TEXTO VAN CON print() Y DENTRO f’ {variable}‘</text:span></text:p>
      <text:p text:style-name="P7">// <text:span text:style-name="T15">EL SALTO DE PÁGINA ES /n</text:span></text:p>
      <text:p text:style-name="P15">//<text:span text:style-name="T7">COMENTAR VARI</text:span><text:span text:style-name="T26">AS LÍNEAS: </text:span></text:p>
      <text:p text:style-name="P15"><text:span text:style-name="T27">'''</text:span></text:p>
      <text:p text:style-name="P26">comentado</text:p>
      <text:p text:style-name="P27"><text:span text:style-name="T31">'''</text:span></text:p>
      <text:p text:style-name="Preformatted_20_Text"/>
      <text:p text:style-name="Preformatted_20_Text"/>
      <text:p text:style-name="P4">//<text:span text:style-name="T1">DECLARACIÓN DE UNA CLASE. LAS PROPIEDADES SE DECLARAN DENTRO DEL CONSTRUCTOR.</text:span></text:p>
      <text:p text:style-name="P4"><text:span text:style-name="T1">//</text:span><text:span text:style-name="T11">LA FUNCIÓN SE DECLARA CON def EL CONSTRUCTOR ES</text:span><text:span text:style-name="T1"> __</text:span><text:span text:style-name="T11">init__(self)</text:span><text:span text:style-name="T1">: </text:span></text:p>
      <text:p text:style-name="P12">TODOS LOS MÉTODOS DE UNA CLASE SIEMPRE HACEN REFERENCIA A SELF. PARA LLAMAR A SUS ATRIBUTOS DENTRO DEL DESARROLLO DE LAS MISMAS.</text:p>
      <text:p text:style-name="Preformatted_20_Text"/>
      <text:p text:style-name="Preformatted_20_Text">class Persona<text:span text:style-name="T3">(&lt;SUPERCLASE&gt;)</text:span>:</text:p>
      <text:p text:style-name="Preformatted_20_Text"/>
      <text:p text:style-name="P2">//<text:span text:style-name="T10">POR CONVENCIÓN LOS ATRIBUTOS PROTEGIDOS _ LOS PRIVADOS DOBLE __</text:span></text:p>
      <text:p text:style-name="P2">//<text:span text:style-name="T13">LOS PRIVADOS SOLO SE ACCEDE DESDE EL DESARROLLO DE LA CLASE, NO ACCEDE A SU CONTENIDO LA INSTANCIA.</text:span></text:p>
      <text:p text:style-name="Preformatted_20_Text"><text:s text:c="4"/>def __init__(self, name):</text:p>
      <text:p text:style-name="Preformatted_20_Text"/>
      <text:p text:style-name="P2">//<text:span text:style-name="T10">CAMBIAR EL CONTENIDO DE UNA VARIABLE A MINUSCULA</text:span></text:p>
      <text:p text:style-name="Preformatted_20_Text"><text:s text:c="8"/>self.__name = name.lower()</text:p>
      <text:p text:style-name="Preformatted_20_Text"><text:s text:c="8"/>self.__country = None</text:p>
      <text:p text:style-name="Preformatted_20_Text"/>
      <text:p text:style-name="P5"><text:span text:style-name="T2">//</text:span><text:span text:style-name="T4">LOS GETTER, SETTER Y DELETER SE CREAN CON DECORADOR @PROPERTY</text:span></text:p>
      <text:p text:style-name="P5"><text:span text:style-name="T4">//</text:span><text:span text:style-name="T6">CUANDO LLAMO UN MÉTODO DE ESTOS NO DEBO LLAMAR A LA FUNCIÓN, OMITO LOS ()</text:span></text:p>
      <text:p text:style-name="P5"><text:span text:style-name="T4">//LA FUNCIÓN DE GETTER LLEVA EL NOMBRE DEL ATRIBUTO PRIVADO O HACE REFERENCIA A ÉL.</text:span> <text:s text:c="3"/></text:p>
      <text:p text:style-name="Preformatted_20_Text"><text:s text:c="4"/>#create a getter for __country property:</text:p>
      <text:p text:style-name="Preformatted_20_Text"><text:s text:c="4"/>@property</text:p>
      <text:p text:style-name="Preformatted_20_Text"><text:s text:c="4"/>def country(self):</text:p>
      <text:p text:style-name="Preformatted_20_Text"/>
      <text:p text:style-name="Preformatted_20_Text"><text:s text:c="8"/>if self.__country == None:</text:p>
      <text:p text:style-name="Preformatted_20_Text"><text:s text:c="12"/>print('No value assigned yet')</text:p>
      <text:p text:style-name="Preformatted_20_Text"><text:s text:c="8"/>else:</text:p>
      <text:p text:style-name="Preformatted_20_Text"><text:s text:c="12"/>print(f'{self.__country}')</text:p>
      <text:p text:style-name="Preformatted_20_Text"/>
      <text:p text:style-name="P6"><text:span text:style-name="T2">//</text:span><text:span text:style-name="T5">EL DECORADOR DEL SETTER SE DECLARA CON EL NOMBRE DE LA PROPIEDAD.setter</text:span></text:p>
      <text:p text:style-name="P6"><text:span text:style-name="T5">// </text:span><text:span text:style-name="T6">EN EL PROGRAMA PRINCIPAL SE INVOCA LA INSTANCIA.EL NOMBRE DEL SETTER Y DETRÁS DE = EL VALOR</text:span> <text:s text:c="3"/></text:p>
      <text:p text:style-name="Preformatted_20_Text"><text:s text:c="4"/>#Setter to country property.</text:p>
      <text:p text:style-name="Preformatted_20_Text"><text:s text:c="4"/>#Don't need have the same name but, must call the method with setCountry</text:p>
      <text:p text:style-name="Preformatted_20_Text"><text:s text:c="4"/>@country.setter</text:p>
      <text:p text:style-name="Preformatted_20_Text"><text:s text:c="4"/>def set_country(self, new_country):</text:p>
      <text:p text:style-name="Preformatted_20_Text"/>
      <text:p text:style-name="Preformatted_20_Text"><text:s text:c="8"/>if new_country.lower() in countries:</text:p>
      <text:p text:style-name="Preformatted_20_Text"><text:s text:c="12"/>self.__country = new_country</text:p>
      <text:p text:style-name="Preformatted_20_Text"><text:s text:c="8"/>else:</text:p>
      <text:p text:style-name="Preformatted_20_Text"><text:s text:c="12"/>print(f'The value {new_country} is not allowed.\nPlease enter {countries}.')</text:p>
      <text:p text:style-name="Preformatted_20_Text"/>
      <text:p text:style-name="Preformatted_20_Text"><text:s text:c="4"/>@property</text:p>
      <text:p text:style-name="Preformatted_20_Text"><text:s text:c="4"/>def get_email(self):</text:p>
      <text:p text:style-name="Preformatted_20_Text"><text:s text:c="8"/>print (f'{self.__name.lower()}.{self.__country.lower()}@gmail.com')</text:p>
      <text:p text:style-name="Preformatted_20_Text"/>
      <text:p text:style-name="P3">//PUNTO DE ENTRADA DEL PROGRAMA PRINCIPAL:</text:p>
      <text:p text:style-name="Preformatted_20_Text"><text:soft-page-break/><text:s text:c="4"/></text:p>
      <text:p text:style-name="Preformatted_20_Text">if __name__ == '__main__':</text:p>
      <text:p text:style-name="Preformatted_20_Text"/>
      <text:p text:style-name="P19">//<text:span text:style-name="T12">INSTANCIA DE UN OBJETO</text:span></text:p>
      <text:p text:style-name="P19">//<text:span text:style-name="T39">HACER UN INPUT</text:span></text:p>
      <text:p text:style-name="P16"><text:span text:style-name="T51"><text:s text:c="4"/></text:span><text:span text:style-name="T54">name = input('Enter your name:\n')</text:span></text:p>
      <text:p text:style-name="P16"><text:span text:style-name="T54"/></text:p>
      <text:p text:style-name="P16"><text:span text:style-name="T54">//</text:span><text:span text:style-name="T52">INICIALIZAR MÚLTIPLES VARIABLES Y</text:span></text:p>
      <text:p text:style-name="P17">//<text:span text:style-name="T53">SEPARAR UNA CADENA POR UN CARACTER:</text:span></text:p>
      <text:p text:style-name="P28"><text:span text:style-name="T53">name, country = input('Enter your name-country:\n').split('-') <text:s/>#ejemplo dante-brasil</text:span></text:p>
      <text:p text:style-name="P17"/>
      <text:p text:style-name="P18"><text:span text:style-name="T54"/></text:p>
      <text:p text:style-name="P20"><text:span text:style-name="T28"><text:s text:c="4"/>employer = P</text:span>ersona('DAnte')</text:p>
      <text:p text:style-name="Preformatted_20_Text"><text:s text:c="4"/>employer.set_country = 'brasiL'</text:p>
      <text:p text:style-name="Preformatted_20_Text"><text:s text:c="4"/>employer.country</text:p>
      <text:p text:style-name="P8"><text:s text:c="4"/>employer.get_email</text:p>
      <text:p text:style-name="P11"/>
      <text:p text:style-name="P1"/>
      <text:p text:style-name="P1"/>
      <text:p text:style-name="P1"/>
      <text:p text:style-name="P14">class Persona:</text:p>
      <text:p text:style-name="Preformatted_20_Text"/>
      <text:p text:style-name="Preformatted_20_Text"><text:s text:c="4"/>def __init__(self,name, last_name, age, country):</text:p>
      <text:p text:style-name="Preformatted_20_Text"><text:s text:c="8"/>self.name = name</text:p>
      <text:p text:style-name="Preformatted_20_Text"><text:s text:c="8"/>self.last_name = last_name</text:p>
      <text:p text:style-name="Preformatted_20_Text"><text:s text:c="8"/>self.age = age</text:p>
      <text:p text:style-name="Preformatted_20_Text"><text:s text:c="8"/>self.country = country</text:p>
      <text:p text:style-name="Preformatted_20_Text"><text:s text:c="8"/>self.__number = 40 #Solo se accede desde la clase. No desde la instancia</text:p>
      <text:p text:style-name="Preformatted_20_Text"><text:s text:c="8"/>self._color = 'blue' #Se accede desde la instancia y cualquier subclase</text:p>
      <text:p text:style-name="Preformatted_20_Text"/>
      <text:p text:style-name="P2">//<text:span text:style-name="T14">LA FORMA DE PODER ACCEDER A UN MÉTODO PRIVADO DE UNA CLASE DESDE CUALQUIER INSTANCIA ES MEDIANTE LA CREACIÓN DE UNA FUNCIÓN DECORADA CON PROPERTY.</text:span></text:p>
      <text:p text:style-name="Preformatted_20_Text"><text:s text:c="4"/>def __view_info(self):</text:p>
      <text:p text:style-name="Preformatted_20_Text"><text:s text:c="8"/>print(f'{self.name}\n{self.last_name}\n{self.age}\n{self.country}\n')</text:p>
      <text:p text:style-name="Preformatted_20_Text"/>
      <text:p text:style-name="Preformatted_20_Text"><text:s text:c="4"/>@property</text:p>
      <text:p text:style-name="Preformatted_20_Text"><text:s text:c="4"/>def get_info(self):</text:p>
      <text:p text:style-name="Preformatted_20_Text"><text:s text:c="8"/>return self.__view_info()</text:p>
      <text:p text:style-name="Preformatted_20_Text"/>
      <text:p text:style-name="P2">//<text:span text:style-name="T13">DECLARACIÓN DE CLASE QUE HEREDA DE UNA SUPERCLASE</text:span></text:p>
      <text:p text:style-name="Preformatted_20_Text">class Employer(Persona):</text:p>
      <text:p text:style-name="Preformatted_20_Text"/>
      <text:p text:style-name="P2">//<text:span text:style-name="T13">EL CONSTRUCTOR DE LA CLASE DEBE LLAMAR AL CONSTRUCTOR DE LA SUPERCLASE</text:span></text:p>
      <text:p text:style-name="P2">//<text:span text:style-name="T13">IDENTIFICADO POR super().__init__ () sin self. <text:s/></text:span></text:p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/>
      <text:p text:style-name="Preformatted_20_Text">class User(Persona):</text:p>
      <text:p text:style-name="Preformatted_20_Text"/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/>
      <text:p text:style-name="Preformatted_20_Text">class Others(User):</text:p>
      <text:p text:style-name="Preformatted_20_Text"/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><text:s text:c="4"/></text:p>
      <text:p text:style-name="Preformatted_20_Text">if __name__ == '__main__':</text:p>
      <text:p text:style-name="Preformatted_20_Text"/>
      <text:p text:style-name="Preformatted_20_Text"><text:s text:c="4"/>david = Employer('david', 'ottamendi', 33, 'Argentina')</text:p>
      <text:p text:style-name="Preformatted_20_Text"><text:s text:c="4"/>jessica = User('jessica','cardinal',25,'Uruguay')</text:p>
      <text:p text:style-name="Preformatted_20_Text"/>
      <text:p text:style-name="Preformatted_20_Text"><text:soft-page-break/><text:s text:c="4"/>#jessica.__view_info() <text:s/>No accede al metodo privado.</text:p>
      <text:p text:style-name="Preformatted_20_Text"><text:s text:c="4"/>david.get_info</text:p>
      <text:p text:style-name="Preformatted_20_Text"/>
      <text:p text:style-name="Preformatted_20_Text"><text:s text:c="4"/>sech = Persona('sech', 'armstrong', 40, 'USA')</text:p>
      <text:p text:style-name="Preformatted_20_Text"><text:s text:c="4"/>sech.get_info</text:p>
      <text:p text:style-name="Preformatted_20_Text"><text:s text:c="4"/></text:p>
      <text:p text:style-name="Preformatted_20_Text"><text:s text:c="4"/></text:p>
      <text:p text:style-name="Preformatted_20_Text"><text:s text:c="4"/>#print(david._color+'\n') #Accede al atributo protegido.</text:p>
      <text:p text:style-name="Preformatted_20_Text"><text:s text:c="4"/>#print(david.__number) No accede al atributo privado.</text:p>
      <text:p text:style-name="Preformatted_20_Text"/>
      <text:p text:style-name="Preformatted_20_Text"><text:s text:c="4"/>regina = Others('regina', 'cambridge', 30, 'New Zeland')</text:p>
      <text:p text:style-name="Preformatted_20_Text"><text:s text:c="4"/>regina.get_info</text:p>
      <text:p text:style-name="Preformatted_20_Text"/>
      <text:p text:style-name="P8"><text:s text:c="4"/>print(regina._color)</text:p>
      <text:p text:style-name="P11"/>
      <text:p text:style-name="P11"/>
      <text:p text:style-name="P25"/>
      <text:p text:style-name="P22">//<text:span text:style-name="T15">BUCLE FOR PARA</text:span> <text:span text:style-name="T15">ITERAR CADA ELEMENTO DE UN ARRAY</text:span></text:p>
      <text:p text:style-name="P23"><text:s text:c="4"/>n = [10, 100, 1000, 1000000]</text:p>
      <text:p text:style-name="P23"/>
      <text:p text:style-name="P23"><text:s text:c="4"/>for numbers in n:</text:p>
      <text:p text:style-name="P23"><text:s text:c="8"/>print(num(numbers))</text:p>
      <text:p text:style-name="P23"><text:s text:c="8"/>print(logarithm(numbers))</text:p>
      <text:p text:style-name="P23"><text:s text:c="8"/>print(lineal(numbers))</text:p>
      <text:p text:style-name="P23"><text:s text:c="8"/>print(n_logarithm(numbers))</text:p>
      <text:p text:style-name="P23"><text:s text:c="8"/>print(square(numbers))</text:p>
      <text:p text:style-name="P23"><text:s text:c="8"/>print(exponential(numbers))</text:p>
      <text:p text:style-name="P23"><text:s text:c="8"/>print('\n')</text:p>
      <text:p text:style-name="P23"/>
      <text:p text:style-name="P22">//<text:span text:style-name="T15">VERIFICAR SI UN ELEMENTO ESTA DENTRO DE UN ARRAY</text:span></text:p>
      <text:p text:style-name="P22"/>
      <text:p text:style-name="P24">if &lt;elemento&gt; in &lt;array&gt;:</text:p>
      <text:p text:style-name="P24"><text:span text:style-name="T16"/></text:p>
      <text:p text:style-name="P24"><text:span text:style-name="T16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52:22.272141044</meta:creation-date>
    <meta:generator>LibreOffice/6.4.7.2$Linux_X86_64 LibreOffice_project/40$Build-2</meta:generator>
    <dc:date>2022-01-26T16:33:35.091381721</dc:date>
    <meta:editing-duration>PT1H5M4S</meta:editing-duration>
    <meta:editing-cycles>10</meta:editing-cycles>
    <meta:document-statistic meta:table-count="0" meta:image-count="0" meta:object-count="0" meta:page-count="3" meta:paragraph-count="107" meta:word-count="523" meta:character-count="4399" meta:non-whitespace-character-count="3561"/>
  </office:meta>
</office:document-meta>
</file>